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0000000002D0000003F9634E026.jpg" manifest:media-type="image/jpeg"/>
  <manifest:file-entry manifest:full-path="Pictures/100000000000002C0000003E1E2DE386.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draw:fill="none" draw:textarea-horizontal-align="justify" draw:textarea-vertical-align="bottom" fo:padding-bottom="-0.5cm"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bottom" fo:padding-bottom="-0.5cm"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 draw:fill="none"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svg:stroke-color="#800000" draw:fill="none" draw:textarea-horizontal-align="center" draw:textarea-vertical-align="middle"/>
    </style:style>
    <style:style style:name="gr7" style:family="graphic" style:parent-style-name="standard">
      <style:graphic-properties draw:stroke="dash" draw:stroke-dash="Fine_20_Dashed" svg:stroke-color="#000080" draw:fill="none" draw:textarea-horizontal-align="justify" draw:textarea-vertical-align="middle" draw:auto-grow-height="false"/>
    </style:style>
    <style:style style:name="gr8" style:family="graphic" style:parent-style-name="standard">
      <style:graphic-properties draw:stroke="none" svg:stroke-color="#000080" draw:fill="none" draw:fill-color="#ffffff" draw:textarea-horizontal-align="left" draw:auto-grow-height="true" draw:auto-grow-width="true" fo:min-height="0cm" fo:min-width="0cm"/>
    </style:style>
    <style:style style:name="gr9" style:family="graphic" style:parent-style-name="standard">
      <style:graphic-properties draw:stroke="dash" draw:stroke-dash="Fine_20_Dashed" svg:stroke-color="#008000" draw:fill="none" draw:textarea-horizontal-align="justify" draw:textarea-vertical-align="middle" draw:auto-grow-height="false"/>
    </style:style>
    <style:style style:name="gr10" style:family="graphic" style:parent-style-name="standard">
      <style:graphic-properties draw:fill="none" draw:textarea-horizontal-align="justify" draw:textarea-vertical-align="middle" draw:auto-grow-height="false" fo:min-height="0cm" fo:min-width="0cm" fo:wrap-option="no-wrap"/>
    </style:style>
    <style:style style:name="gr11" style:family="graphic" style:parent-style-name="objectwithoutfill">
      <style:graphic-properties svg:stroke-color="#00ff00" draw:marker-end="Arrow" draw:marker-end-width="0.3cm" draw:fill="none" draw:textarea-horizontal-align="center" draw:textarea-vertical-align="middle"/>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text-properties fo:color="#000080" fo:font-size="12pt" style:font-size-asian="12pt" style:font-size-complex="12pt"/>
    </style:style>
    <style:style style:name="P5" style:family="paragraph">
      <style:text-properties fo:color="#008000" fo:font-size="12pt" style:font-size-asian="12pt" style:font-size-complex="12pt"/>
    </style:style>
    <style:style style:name="T1" style:family="text">
      <style:text-properties fo:font-size="12pt" style:font-size-asian="12pt" style:font-size-complex="12pt"/>
    </style:style>
    <style:style style:name="T2" style:family="text">
      <style:text-properties fo:color="#000080" fo:font-size="12pt" style:font-size-asian="12pt" style:font-size-complex="12pt"/>
    </style:style>
    <style:style style:name="T3"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draw:type="line" svg:x1="5.567cm" svg:y1="8.466cm" svg:x2="12.834cm" svg:y2="7.085cm" draw:start-shape="id1" draw:start-glue-point="1" draw:end-shape="id2" draw:end-glue-point="3" svg:d="m5567 8466 7267-1381">
          <text:p/>
        </draw:connector>
        <draw:connector draw:style-name="gr1" draw:text-style-name="P1" draw:layer="layout" draw:type="line" svg:x1="5.663cm" svg:y1="3.68cm" svg:x2="12.834cm" svg:y2="7.085cm" draw:start-shape="id3" draw:start-glue-point="1" draw:end-shape="id2" draw:end-glue-point="3" svg:d="m5663 3680 7171 3405">
          <text:p/>
        </draw:connector>
        <draw:frame draw:style-name="gr2" draw:text-style-name="P1" xml:id="id3" draw:id="id3" draw:layer="layout" svg:width="1.163cm" svg:height="1.639cm" svg:x="4.5cm" svg:y="2.861cm">
          <draw:image xlink:href="Pictures/100000000000002C0000003E1E2DE386.jpg" xlink:type="simple" xlink:show="embed" xlink:actuate="onLoad">
            <text:p text:style-name="P2"><text:span text:style-name="T1">dms-foo</text:span></text:p>
          </draw:image>
        </draw:frame>
        <draw:frame draw:style-name="gr3" draw:text-style-name="P1" xml:id="id1" draw:id="id1" draw:layer="layout" svg:width="1.163cm" svg:height="1.639cm" svg:x="4.404cm" svg:y="7.647cm">
          <draw:image xlink:href="Pictures/100000000000002C0000003E1E2DE386.jpg" xlink:type="simple" xlink:show="embed" xlink:actuate="onLoad">
            <text:p text:style-name="P2"><text:span text:style-name="T1">dms-bar</text:span></text:p>
          </draw:image>
        </draw:frame>
        <draw:custom-shape draw:style-name="gr4" draw:text-style-name="P1" draw:layer="layout" svg:width="7cm" svg:height="8.5cm" svg:x="2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3" draw:layer="layout" svg:width="5.963cm" svg:height="0.725cm" svg:x="2cm" svg:y="11.775cm">
          <draw:text-box>
            <text:p><text:span text:style-name="T1">DMS Master/Replica Servers</text:span></text:p>
          </draw:text-box>
        </draw:frame>
        <draw:connector draw:style-name="gr6" draw:text-style-name="P1" draw:layer="layout" draw:type="line" svg:x1="5.081cm" svg:y1="4.5cm" svg:x2="4.985cm" svg:y2="7.647cm" draw:start-shape="id3" draw:start-glue-point="2" draw:end-shape="id1" draw:end-glue-point="0" svg:d="m5081 4500-96 3147">
          <text:p/>
        </draw:connector>
        <draw:connector draw:style-name="gr1" draw:text-style-name="P1" draw:layer="layout" draw:type="line" svg:x1="5.663cm" svg:y1="3.68cm" svg:x2="12.81cm" svg:y2="3.333cm" draw:start-shape="id3" draw:start-glue-point="1" draw:end-shape="id4" draw:end-glue-point="3" svg:d="m5663 3680 7147-347">
          <text:p/>
        </draw:connector>
        <draw:connector draw:style-name="gr1" draw:text-style-name="P1" draw:layer="layout" draw:type="line" svg:x1="5.567cm" svg:y1="8.466cm" svg:x2="12.81cm" svg:y2="3.333cm" draw:start-shape="id1" draw:start-glue-point="1" draw:end-shape="id4" draw:end-glue-point="3" svg:d="m5567 8466 7243-5133">
          <text:p/>
        </draw:connector>
        <draw:connector draw:style-name="gr1" draw:text-style-name="P1" draw:layer="layout" draw:type="line" svg:x1="5.567cm" svg:y1="8.466cm" svg:x2="12.193cm" svg:y2="16.04cm" draw:start-shape="id1" draw:start-glue-point="1" draw:end-shape="id5" draw:end-glue-point="3" svg:d="m5567 8466 6626 7574">
          <text:p/>
        </draw:connector>
        <draw:connector draw:style-name="gr1" draw:text-style-name="P1" draw:layer="layout" draw:type="line" svg:x1="5.567cm" svg:y1="8.466cm" svg:x2="12.81cm" svg:y2="13.167cm" draw:start-shape="id1" draw:start-glue-point="1" draw:end-shape="id6" draw:end-glue-point="3" svg:d="m5567 8466 7243 4701">
          <text:p/>
        </draw:connector>
        <draw:connector draw:style-name="gr1" draw:text-style-name="P1" draw:layer="layout" draw:type="line" svg:x1="5.663cm" svg:y1="3.68cm" svg:x2="12.81cm" svg:y2="13.167cm" draw:start-shape="id3" draw:start-glue-point="1" draw:end-shape="id6" draw:end-glue-point="3" svg:d="m5663 3680 7147 9487">
          <text:p/>
        </draw:connector>
        <draw:connector draw:style-name="gr1" draw:text-style-name="P1" draw:layer="layout" draw:type="line" svg:x1="5.663cm" svg:y1="3.68cm" svg:x2="12.193cm" svg:y2="16.04cm" draw:start-shape="id3" draw:start-glue-point="1" draw:end-shape="id5" draw:end-glue-point="3" svg:d="m5663 3680 6530 12360">
          <text:p/>
        </draw:connector>
        <draw:custom-shape draw:style-name="gr7" draw:text-style-name="P1" draw:layer="layout" svg:width="5cm" svg:height="8cm" svg:x="11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4" draw:layer="layout" svg:width="4.549cm" svg:height="0.725cm" svg:x="11.137cm" svg:y="9.775cm">
          <draw:text-box>
            <text:p><text:span text:style-name="T2">DMS Unicast Servers</text:span></text:p>
          </draw:text-box>
        </draw:frame>
        <draw:custom-shape draw:style-name="gr9" draw:text-style-name="P1" draw:layer="layout" svg:width="5.5cm" svg:height="7.5cm" svg:x="10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4.735cm" svg:height="0.725cm" svg:x="10.451cm" svg:y="18.775cm">
          <draw:text-box>
            <text:p><text:span text:style-name="T3">DMS Anycast Servers </text:span></text:p>
          </draw:text-box>
        </draw:frame>
        <draw:frame draw:style-name="gr3" draw:text-style-name="P1" xml:id="id6" draw:id="id6" draw:layer="layout" svg:width="1.19cm" svg:height="1.666cm" svg:x="12.81cm" svg:y="12.334cm">
          <draw:image xlink:href="Pictures/100000000000002D0000003F9634E026.jpg" xlink:type="simple" xlink:show="embed" xlink:actuate="onLoad">
            <text:p text:style-name="P2"><text:span text:style-name="T1">dms-s1-anycast</text:span></text:p>
          </draw:image>
        </draw:frame>
        <draw:frame draw:style-name="gr3" draw:text-style-name="P1" xml:id="id5" draw:id="id5" draw:layer="layout" svg:width="1.19cm" svg:height="1.666cm" svg:x="12.193cm" svg:y="15.207cm">
          <draw:image xlink:href="Pictures/100000000000002D0000003F9634E026.jpg" xlink:type="simple" xlink:show="embed" xlink:actuate="onLoad">
            <text:p text:style-name="P2"><text:span text:style-name="T1">dms-s2-anycast</text:span></text:p>
          </draw:image>
        </draw:frame>
        <draw:custom-shape draw:style-name="gr10" draw:text-style-name="P1" xml:id="id7" draw:id="id7" draw:layer="layout" svg:width="8cm" svg:height="8cm" svg:x="18.5cm" svg:y="6.5cm">
          <draw:glue-point draw:id="4" svg:x="-3.75cm" svg:y="-3.125cm"/>
          <draw:glue-point draw:id="5" svg:x="-4.375cm" svg:y="2.5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1" draw:text-style-name="P1" draw:layer="layout" draw:type="curve" draw:line-skew="0.452cm" svg:x1="19.5cm" svg:y1="8cm" svg:x2="15.847cm" svg:y2="5.403cm" draw:start-shape="id7" draw:start-glue-point="4" svg:d="m19500 8000c-3187 0-1361-2597-3653-2597">
          <text:p text:style-name="P2"><text:span text:style-name="T1">DNS Queries</text:span></text:p>
        </draw:connector>
        <draw:connector draw:style-name="gr11" draw:text-style-name="P1" draw:layer="layout" draw:type="curve" draw:line-skew="0.124cm" svg:x1="19cm" svg:y1="12.5cm" svg:x2="15.5cm" svg:y2="15.25cm" draw:start-shape="id7" draw:start-glue-point="5" svg:d="m19000 12500c-3189 0-1439 2750-3500 2750">
          <text:p text:style-name="P2"><text:span text:style-name="T1">DNS Queries</text:span></text:p>
        </draw:connector>
        <draw:frame draw:style-name="gr3" draw:text-style-name="P1" xml:id="id4" draw:id="id4" draw:layer="layout" svg:width="1.19cm" svg:height="1.666cm" svg:x="12.81cm" svg:y="2.5cm">
          <draw:image xlink:href="Pictures/100000000000002D0000003F9634E026.jpg" xlink:type="simple" xlink:show="embed" xlink:actuate="onLoad">
            <text:p text:style-name="P2"><text:span text:style-name="T1">dms-s1-foo</text:span></text:p>
          </draw:image>
        </draw:frame>
        <draw:frame draw:style-name="gr3" draw:text-style-name="P1" xml:id="id2" draw:id="id2" draw:layer="layout" svg:width="1.19cm" svg:height="1.666cm" svg:x="12.834cm" svg:y="6.252cm">
          <draw:image xlink:href="Pictures/100000000000002D0000003F9634E026.jpg" xlink:type="simple" xlink:show="embed" xlink:actuate="onLoad">
            <text:p text:style-name="P2"><text:span text:style-name="T1">dms2-s1-bar</text:span></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NZ"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tthew Grant</meta:initial-creator>
    <meta:creation-date>2011-03-16T15:00:18</meta:creation-date>
    <meta:generator>LibreOffice/3.5$Linux_X86_64 LibreOffice_project/350m1$Build-2</meta:generator>
    <dc:date>2013-07-14T15:03:59</dc:date>
    <dc:creator>Matthew Grant</dc:creator>
    <meta:editing-duration>PT30M4S</meta:editing-duration>
    <meta:editing-cycles>8</meta:editing-cycles>
    <meta:printed-by>Matthew Grant</meta:printed-by>
    <meta:print-date>2012-08-21T12:03:27</meta:print-date>
    <meta:document-statistic meta:object-count="24"/>
  </office:meta>
</office:document-meta>
</file>